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 fo:text-align="center" style:justify-single-word="false"/>
      <style:text-properties style:font-name="Arial" officeooo:rsid="001aacad" officeooo:paragraph-rsid="001aacad"/>
    </style:style>
    <style:style style:name="P2" style:family="paragraph" style:parent-style-name="Heading_20_2">
      <style:paragraph-properties fo:margin-top="0cm" fo:margin-bottom="0.247cm" style:contextual-spacing="false" fo:line-height="115%" fo:text-align="center" style:justify-single-word="false"/>
      <style:text-properties style:font-name="Arial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Arial"/>
    </style:style>
    <style:style style:name="P4" style:family="paragraph" style:parent-style-name="Heading_20_2">
      <style:paragraph-properties fo:margin-top="0cm" fo:margin-bottom="0.247cm" style:contextual-spacing="false" fo:line-height="115%"/>
      <style:text-properties style:font-name="Arial" officeooo:rsid="001aacad" officeooo:paragraph-rsid="001aacad"/>
    </style:style>
    <style:style style:name="P5" style:family="paragraph" style:parent-style-name="Heading_20_2">
      <style:paragraph-properties fo:margin-top="0cm" fo:margin-bottom="0.247cm" style:contextual-spacing="false" fo:line-height="115%"/>
      <style:text-properties style:font-name="Arial"/>
    </style:style>
    <style:style style:name="P6" style:family="paragraph" style:parent-style-name="Heading_20_3">
      <style:paragraph-properties fo:margin-top="0cm" fo:margin-bottom="0.247cm" style:contextual-spacing="false" fo:line-height="115%"/>
      <style:text-properties style:font-name="Arial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0" style:family="paragraph" style:parent-style-name="Text_20_body" style:list-style-name="L2">
      <style:text-properties style:font-name="Arial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13" style:family="paragraph" style:parent-style-name="Text_20_body" style:list-style-name="L3">
      <style:text-properties style:font-name="Arial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Horizontal_20_Line">
      <style:paragraph-properties fo:margin-top="0cm" fo:margin-bottom="0.247cm" style:contextual-spacing="false" fo:line-height="115%"/>
      <style:text-properties style:font-name="Arial" officeooo:paragraph-rsid="001aacad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>
      <style:paragraph-properties fo:margin-top="0cm" fo:margin-bottom="0cm" style:contextual-spacing="false"/>
      <style:text-properties style:font-name="Arial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>
      <style:text-properties style:font-name="Arial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  <style:text-properties style:font-name="Arial"/>
    </style:style>
    <style:style style:name="P26" style:family="paragraph" style:parent-style-name="Text_20_body" style:list-style-name="L8">
      <style:text-properties style:font-name="Arial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29" style:family="paragraph" style:parent-style-name="Text_20_body" style:list-style-name="L9">
      <style:text-properties style:font-name="Arial"/>
    </style:style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0">
      <style:text-properties style:font-name="Arial"/>
    </style:style>
    <style:style style:name="P32" style:family="paragraph" style:parent-style-name="Text_20_body" style:list-style-name="L11">
      <style:paragraph-properties fo:margin-top="0cm" fo:margin-bottom="0cm" style:contextual-spacing="false"/>
    </style:style>
    <style:style style:name="P33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34" style:family="paragraph" style:parent-style-name="Text_20_body" style:list-style-name="L11">
      <style:text-properties style:font-name="Arial"/>
    </style:style>
    <style:style style:name="P35" style:family="paragraph" style:parent-style-name="Heading_20_2">
      <style:paragraph-properties fo:margin-top="0cm" fo:margin-bottom="0.247cm" style:contextual-spacing="false" fo:line-height="115%"/>
      <style:text-properties style:font-name="Arial" officeooo:rsid="001c627c" officeooo:paragraph-rsid="001c627c"/>
    </style:style>
    <style:style style:name="P36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37" style:family="paragraph" style:parent-style-name="Text_20_body" style:list-style-name="L12">
      <style:paragraph-properties fo:margin-top="0cm" fo:margin-bottom="0cm" style:contextual-spacing="false"/>
    </style:style>
    <style:style style:name="P38" style:family="paragraph" style:parent-style-name="Text_20_body" style:list-style-name="L12">
      <style:text-properties style:font-name="Arial"/>
    </style:style>
    <style:style style:name="P39" style:family="paragraph" style:parent-style-name="Text_20_body" style:list-style-name="L13">
      <style:paragraph-properties fo:margin-top="0cm" fo:margin-bottom="0cm" style:contextual-spacing="false"/>
    </style:style>
    <style:style style:name="P40" style:family="paragraph" style:parent-style-name="Text_20_body" style:list-style-name="L13">
      <style:paragraph-properties fo:margin-top="0cm" fo:margin-bottom="0cm" style:contextual-spacing="false"/>
      <style:text-properties style:font-name="Arial"/>
    </style:style>
    <style:style style:name="P41" style:family="paragraph" style:parent-style-name="Text_20_body" style:list-style-name="L13">
      <style:text-properties style:font-name="Arial"/>
    </style:style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5">
      <style:paragraph-properties fo:margin-top="0cm" fo:margin-bottom="0cm" style:contextual-spacing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officeooo:rsid="001aacad"/>
    </style:style>
    <style:style style:name="T3" style:family="text">
      <style:text-properties style:font-name="Arial" officeooo:rsid="001aac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ndo Consulente Accessibilità Digitale</text:h>
      <text:h text:style-name="P2" text:outline-level="2">Università degli Studi di Padova - Settore Inclusione</text:h>
      <text:p text:style-name="P3"/>
      <text:h text:style-name="P4" text:outline-level="2">1. Profilo professionale richiesto</text:h>
      <text:p text:style-name="Text_20_body"><text:span text:style-name="T1">L'Università di Padova cerca un </text:span><text:span text:style-name="Strong_20_Emphasis"><text:span text:style-name="T1">Consulente per l'Accessibilità Digitale</text:span></text:span><text:span text:style-name="T1"> per supportare il Settore Inclusione nell'implementazione di soluzioni tecnologiche inclusive e nella formazione di personale tecnico-amministrativo.</text:span></text:p>
      <text:p text:style-name="P3"/>
      <text:h text:style-name="P5" text:outline-level="2"><text:span text:style-name="T2">2. Competenze normative e procedurali richieste </text:span></text:h>
      <text:h text:style-name="P6" text:outline-level="3">Conoscenza Quadro Normativo</text:h>
      <text:list text:style-name="L1">
        <text:list-item>
          <text:p text:style-name="P7"><text:span text:style-name="Strong_20_Emphasis"><text:span text:style-name="T1">Normativa italiana</text:span></text:span><text:span text:style-name="T1">: Legge 17/1999, Legge 170/2010 (DSA), Legge 104/1992 </text:span></text:p>
        </text:list-item>
        <text:list-item>
          <text:p text:style-name="P7"><text:span text:style-name="Strong_20_Emphasis"><text:span text:style-name="T1">European Accessibility Act 2025</text:span></text:span><text:span text:style-name="T1"> e implementazione pratica </text:span></text:p>
        </text:list-item>
        <text:list-item>
          <text:p text:style-name="P7"><text:span text:style-name="Strong_20_Emphasis"><text:span text:style-name="T1">WCAG 2.1 livello AA</text:span></text:span><text:span text:style-name="T1">: conoscenza operativa e capacità di validazione </text:span></text:p>
        </text:list-item>
        <text:list-item>
          <text:p text:style-name="P7"><text:span text:style-name="Strong_20_Emphasis"><text:span text:style-name="T1">Linee Guida CNUDD 2024</text:span></text:span><text:span text:style-name="T1">: applicazione in contesto universitario </text:span></text:p>
        </text:list-item>
        <text:list-item>
          <text:p text:style-name="P8"><text:span text:style-name="Strong_20_Emphasis"><text:span text:style-name="T1">Legge Stanca</text:span></text:span><text:span text:style-name="T1"> e aggiornamenti normativi </text:span></text:p>
        </text:list-item>
      </text:list>
      <text:h text:style-name="P6" text:outline-level="3">Procedure Amministrative Universitarie</text:h>
      <text:list text:style-name="L2">
        <text:list-item>
          <text:p text:style-name="P9">Conoscenza sistema UniPD per inclusione e disabilità </text:p>
        </text:list-item>
        <text:list-item>
          <text:p text:style-name="P9">Procedure prove di ammissione accessibili </text:p>
        </text:list-item>
        <text:list-item>
          <text:p text:style-name="P9">Gestione timeline e scadenze normative </text:p>
        </text:list-item>
        <text:list-item>
          <text:p text:style-name="P10">Protocolli di validazione e compliance </text:p>
        </text:list-item>
      </text:list>
      <text:p text:style-name="P3"/>
      <text:h text:style-name="P4" text:outline-level="2">3. Competenze Tecniche Specialistiche</text:h>
      <text:h text:style-name="P6" text:outline-level="3">Tecnologie Assistive - Screen Reader</text:h>
      <text:p text:style-name="Text_20_body"><text:span text:style-name="Strong_20_Emphasis"><text:span text:style-name="T1">Requisito essenziale</text:span></text:span><text:span text:style-name="T1">: Dimestichezza operativa con screen reader, in particolare:</text:span></text:p>
      <text:list text:style-name="L3">
        <text:list-item>
          <text:p text:style-name="P11"><text:span text:style-name="Strong_20_Emphasis"><text:span text:style-name="T1">NVDA</text:span></text:span><text:span text:style-name="T1">: configurazione avanzata, personalizzazioni, troubleshooting </text:span></text:p>
        </text:list-item>
        <text:list-item>
          <text:p text:style-name="P11"><text:span text:style-name="Strong_20_Emphasis"><text:span text:style-name="T1">JAWS</text:span></text:span><text:span text:style-name="T1">: conoscenza comandi e scorciatoie per navigazione web </text:span></text:p>
        </text:list-item>
        <text:list-item>
          <text:p text:style-name="P12">Metodologie di test con utenti non vedenti </text:p>
        </text:list-item>
        <text:list-item>
          <text:p text:style-name="P13">Capacità di identificare barriere di accessibilità attraverso navigazione assistita </text:p>
        </text:list-item>
      </text:list>
      <text:h text:style-name="P6" text:outline-level="3">Dispositivi e Hardware Specializzato</text:h>
      <text:list text:style-name="L4">
        <text:list-item>
          <text:p text:style-name="P14"><text:span text:style-name="Strong_20_Emphasis"><text:span text:style-name="T1">Display Braille</text:span></text:span><text:span text:style-name="T1">: conoscenza funzionamento e configurazione </text:span></text:p>
        </text:list-item>
        <text:list-item>
          <text:p text:style-name="P14"><text:span text:style-name="Strong_20_Emphasis"><text:span text:style-name="T1">Software di ingrandimento</text:span></text:span><text:span text:style-name="T1">: per utenti ipovedenti </text:span></text:p>
        </text:list-item>
        <text:list-item>
          <text:p text:style-name="P14"><text:span text:style-name="Strong_20_Emphasis"><text:span text:style-name="T1">Dispositivi di input alternativi</text:span></text:span><text:span text:style-name="T1">: tastiere speciali, puntatori ottici </text:span></text:p>
        </text:list-item>
        <text:list-item>
          <text:p text:style-name="P15">Configurazione software specialistico per diverse tipologie di disabilità </text:p>
        </text:list-item>
      </text:list>
      <text:p text:style-name="P16"/>
      <text:p text:style-name="P16"/>
      <text:p text:style-name="P17"><text:soft-page-break/></text:p>
      <text:h text:style-name="P4" text:outline-level="2">4. Competenze Secondarie Apprezzate</text:h>
      <text:h text:style-name="P6" text:outline-level="3">Validazione e Testing</text:h>
      <text:list text:style-name="L5">
        <text:list-item>
          <text:p text:style-name="P18"><text:span text:style-name="Strong_20_Emphasis"><text:span text:style-name="T1">Tools di validazione</text:span></text:span><text:span text:style-name="T1">: WAVE, aXe DevTools, Color Oracle, NoCoffee Vision Simulator </text:span></text:p>
        </text:list-item>
        <text:list-item>
          <text:p text:style-name="P18"><text:span text:style-name="Strong_20_Emphasis"><text:span text:style-name="T1">Contrast checkers</text:span></text:span><text:span text:style-name="T1"> e verifica conformità cromatica secondo WCAG </text:span></text:p>
        </text:list-item>
        <text:list-item>
          <text:p text:style-name="P18"><text:span text:style-name="Strong_20_Emphasis"><text:span text:style-name="T1">Test con utenti reali</text:span></text:span><text:span text:style-name="T1">: metodologie e supervisione sessioni con persone con disabilit</text:span><text:span text:style-name="T3">à</text:span><text:span text:style-name="T1"> </text:span></text:p>
        </text:list-item>
        <text:list-item>
          <text:p text:style-name="P19">Metodologie di audit accessibilità su piattaforme web e mobile </text:p>
          <text:p text:style-name="P19"/>
        </text:list-item>
      </text:list>
      <text:h text:style-name="P6" text:outline-level="3">Universal Design for Learning (UDL)</text:h>
      <text:list text:style-name="L6">
        <text:list-item>
          <text:p text:style-name="P20">Principi di progettazione inclusiva </text:p>
        </text:list-item>
        <text:list-item>
          <text:p text:style-name="P21"><text:span text:style-name="Strong_20_Emphasis"><text:span text:style-name="T1">Esperienza utente accessibile</text:span></text:span><text:span text:style-name="T1">: metodologie di design centrato sull'utente </text:span></text:p>
        </text:list-item>
        <text:list-item>
          <text:p text:style-name="P20">Progettazione di interfacce per diversi profili di disabilità </text:p>
        </text:list-item>
        <text:list-item>
          <text:p text:style-name="P22">Ottimizzazione leggibilità e navigabilità </text:p>
        </text:list-item>
      </text:list>
      <text:h text:style-name="P6" text:outline-level="3">Content Design Accessibile</text:h>
      <text:list text:style-name="L7">
        <text:list-item>
          <text:p text:style-name="P23"><text:span text:style-name="Strong_20_Emphasis"><text:span text:style-name="T1">Strutturazione contenuti</text:span></text:span><text:span text:style-name="T1">: gerarchia heading, alt-text efficace </text:span></text:p>
        </text:list-item>
        <text:list-item>
          <text:p text:style-name="P23"><text:span text:style-name="Strong_20_Emphasis"><text:span text:style-name="T1">Matematica e formule</text:span></text:span><text:span text:style-name="T1">: LaTeX accessibile vs immagini </text:span></text:p>
        </text:list-item>
        <text:list-item>
          <text:p text:style-name="P23"><text:span text:style-name="Strong_20_Emphasis"><text:span text:style-name="T1">Tabelle complesse</text:span></text:span><text:span text:style-name="T1">: strutturazione dati economici e scientifici </text:span></text:p>
        </text:list-item>
        <text:list-item>
          <text:p text:style-name="P23"><text:span text:style-name="Strong_20_Emphasis"><text:span text:style-name="T3">Adattamento c</text:span></text:span><text:span text:style-name="Strong_20_Emphasis"><text:span text:style-name="T1">ontenuti multimediali</text:span></text:span><text:span text:style-name="T1">: descrizioni audio, trascrizioni </text:span></text:p>
        </text:list-item>
        <text:list-item>
          <text:p text:style-name="P24"><text:span text:style-name="Strong_20_Emphasis"><text:span text:style-name="T1">Codice informatico</text:span></text:span><text:span text:style-name="T1">: formattazione senza dipendenza dall'indentazione</text:span></text:p>
        </text:list-item>
      </text:list>
      <text:p text:style-name="P3"/>
      <text:h text:style-name="P4" text:outline-level="2">5. Competenze Gestionali e Formative</text:h>
      <text:h text:style-name="P6" text:outline-level="3">Project Management</text:h>
      <text:list text:style-name="L8">
        <text:list-item>
          <text:p text:style-name="P25">Gestione timeline progetti accessibilità </text:p>
        </text:list-item>
        <text:list-item>
          <text:p text:style-name="P25">Coordinamento con team multidisciplinari </text:p>
        </text:list-item>
        <text:list-item>
          <text:p text:style-name="P25">Monitoraggio compliance e scadenze normative </text:p>
        </text:list-item>
        <text:list-item>
          <text:p text:style-name="P26">Capacità di lavorare con docenti e personale tecnico </text:p>
        </text:list-item>
      </text:list>
      <text:h text:style-name="P6" text:outline-level="3">Formazione e Supporto</text:h>
      <text:list text:style-name="L9">
        <text:list-item>
          <text:p text:style-name="P27"><text:span text:style-name="Strong_20_Emphasis"><text:span text:style-name="T1">Capacità didattiche</text:span></text:span><text:span text:style-name="T1">: formazione personale su accessibilità digitale </text:span></text:p>
        </text:list-item>
        <text:list-item>
          <text:p text:style-name="P28">Creazione documentazione tecnica e guide operative </text:p>
        </text:list-item>
        <text:list-item>
          <text:p text:style-name="P28">Workshop per docenti su metodologie inclusive </text:p>
        </text:list-item>
        <text:list-item>
          <text:p text:style-name="P29">Supporto implementazione soluzioni accessibili </text:p>
        </text:list-item>
      </text:list>
      <text:p text:style-name="P3"/>
      <text:h text:style-name="P4" text:outline-level="2"><text:soft-page-break/>6. Requisiti preferenziali</text:h>
      <text:h text:style-name="P6" text:outline-level="3">Esperienza Documentata</text:h>
      <text:list text:style-name="L10">
        <text:list-item>
          <text:p text:style-name="P30"><text:span text:style-name="T1">Esperienza documentabile in contesti educativi, servizi inclusione o progetti accessibilità digitale</text:span></text:p>
        </text:list-item>
        <text:list-item>
          <text:p text:style-name="P30"><text:span text:style-name="Strong_20_Emphasis"><text:span text:style-name="T1">Portfolio verificabile</text:span></text:span><text:span text:style-name="T1"> di contenuti accessibili realizzati </text:span></text:p>
        </text:list-item>
        <text:list-item>
          <text:p text:style-name="P31">Esperienza diretta con studenti con disabilità/DSA </text:p>
        </text:list-item>
      </text:list>
      <text:h text:style-name="P6" text:outline-level="3">Competenze Avanzate</text:h>
      <text:list text:style-name="L11">
        <text:list-item>
          <text:p text:style-name="P32"><text:span text:style-name="Strong_20_Emphasis"><text:span text:style-name="T1">Template system</text:span></text:span><text:span text:style-name="T1">: creazione modelli riutilizzabili per prove/materiali </text:span></text:p>
        </text:list-item>
        <text:list-item>
          <text:p text:style-name="P32"><text:span text:style-name="Strong_20_Emphasis"><text:span text:style-name="T1">Workflow automation</text:span></text:span><text:span text:style-name="T1">: processi di validazione e testing strutturati </text:span></text:p>
        </text:list-item>
        <text:list-item>
          <text:p text:style-name="P33">Conoscenza piattaforme LMS (Moodle) per didattica inclusiva </text:p>
        </text:list-item>
        <text:list-item>
          <text:p text:style-name="P32"><text:span text:style-name="Strong_20_Emphasis"><text:span text:style-name="T1">Competenze base programmazione</text:span></text:span><text:span text:style-name="T1">: HTML5, CSS3, JavaScript per personalizzazioni accessibility </text:span></text:p>
        </text:list-item>
        <text:list-item>
          <text:p text:style-name="P34">Familiarità con CMS e sistemi di gestione contenuti </text:p>
        </text:list-item>
      </text:list>
      <text:p text:style-name="P3"/>
      <text:h text:style-name="P35" text:outline-level="2">7. Titoli di Studio e Certificazioni</text:h>
      <text:h text:style-name="P6" text:outline-level="3">Titoli Accettati</text:h>
      <text:list text:style-name="L12">
        <text:list-item>
          <text:p text:style-name="P36">Laurea in Informatica, Ingegneria Informatica, Design, Psicologia, Scienze della Comunicazione </text:p>
        </text:list-item>
        <text:list-item>
          <text:p text:style-name="P37"><text:span text:style-name="Strong_20_Emphasis"><text:span text:style-name="T1">Formazione specifica accessibilità digitale</text:span></text:span><text:span text:style-name="T1"> (certificabile) </text:span></text:p>
        </text:list-item>
        <text:list-item>
          <text:p text:style-name="P38">Partecipazione a corsi/workshop CNUDD o enti riconosciuti </text:p>
        </text:list-item>
      </text:list>
      <text:h text:style-name="P6" text:outline-level="3">Certificazioni Valorizzate</text:h>
      <text:list text:style-name="L13">
        <text:list-item>
          <text:p text:style-name="P39"><text:span text:style-name="Strong_20_Emphasis"><text:span text:style-name="T1">Certificazione UNI 11621-3 Web Accessibility Expert</text:span></text:span><text:span text:style-name="T1"> (Accredia) </text:span></text:p>
        </text:list-item>
        <text:list-item>
          <text:p text:style-name="P40">Certificazioni WCAG/WAI-ARIA, IAAP (International Association of Accessibility Professionals) </text:p>
        </text:list-item>
        <text:list-item>
          <text:p text:style-name="P41">Training su tecnologie assistive e Universal Design for Learning </text:p>
        </text:list-item>
      </text:list>
      <text:p text:style-name="P3"/>
      <text:h text:style-name="P35" text:outline-level="2">8. Modalità di selezione</text:h>
      <text:h text:style-name="P6" text:outline-level="3">Valutazione Candidature</text:h>
      <text:list text:style-name="L14">
        <text:list-item>
          <text:p text:style-name="P42"><text:span text:style-name="Strong_20_Emphasis"><text:span text:style-name="T1">Valutazione titoli</text:span></text:span><text:span text:style-name="T1"> (40%): CV, portfolio progetti, certificazioni </text:span></text:p>
        </text:list-item>
        <text:list-item>
          <text:p text:style-name="P42"><text:span text:style-name="Strong_20_Emphasis"><text:span text:style-name="T1">Prova pratica</text:span></text:span><text:span text:style-name="T1"> (35%): audit accessibilità su contenuto fornito + proposta miglioramenti </text:span></text:p>
        </text:list-item>
        <text:list-item>
          <text:p text:style-name="P43"><text:span text:style-name="Strong_20_Emphasis"><text:span text:style-name="T1">Colloquio tecnico</text:span></text:span><text:span text:style-name="T1"> (25%): discussione competenze e metodologie </text:span></text:p>
        </text:list-item>
      </text:list>
      <text:h text:style-name="P6" text:outline-level="3">Prove Pratiche Specifiche</text:h>
      <text:list text:style-name="L15">
        <text:list-item>
          <text:p text:style-name="P44">Test navigazione con screen reader su piattaforma universitaria </text:p>
        </text:list-item>
        <text:list-item>
          <text:p text:style-name="P44">Creazione template accessibile per disciplina specifica </text:p>
        </text:list-item>
        <text:list-item>
          <text:p text:style-name="P44">Proposta workflow per implementazione WCAG 2.1 AA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5:52:54.984884100</meta:creation-date>
    <dc:date>2025-08-06T16:07:07.649360500</dc:date>
    <meta:editing-duration>PT3M50S</meta:editing-duration>
    <meta:editing-cycles>1</meta:editing-cycles>
    <meta:document-statistic meta:table-count="0" meta:image-count="0" meta:object-count="0" meta:page-count="3" meta:paragraph-count="86" meta:word-count="597" meta:character-count="4681" meta:non-whitespace-character-count="4171"/>
    <meta:generator>LibreOffice/25.2.5.2$Windows_X86_64 LibreOffice_project/03d19516eb2e1dd5d4ccd751a0d6f35f35e08022</meta:generator>
  </office:meta>
</office:document-meta>
</file>